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e8a31" officeooo:paragraph-rsid="001e8a31"/>
    </style:style>
    <style:style style:name="P2" style:family="paragraph" style:parent-style-name="Standard">
      <style:paragraph-properties fo:text-align="center" style:justify-single-word="false"/>
      <style:text-properties officeooo:rsid="001e8a31" officeooo:paragraph-rsid="001e8a31"/>
    </style:style>
    <style:style style:name="P3" style:family="paragraph" style:parent-style-name="Standard">
      <style:text-properties fo:font-style="italic" officeooo:rsid="001e8a31" officeooo:paragraph-rsid="001e8a31" style:font-style-asian="italic" style:font-style-complex="italic"/>
    </style:style>
    <style:style style:name="P4" style:family="paragraph" style:parent-style-name="Standard">
      <style:text-properties officeooo:rsid="00209874" officeooo:paragraph-rsid="00209874"/>
    </style:style>
    <style:style style:name="P5" style:family="paragraph" style:parent-style-name="Standard">
      <style:text-properties officeooo:rsid="00225f55" officeooo:paragraph-rsid="00225f55"/>
    </style:style>
    <style:style style:name="P6" style:family="paragraph" style:parent-style-name="Standard">
      <style:text-properties officeooo:rsid="00232fcc" officeooo:paragraph-rsid="00232fcc"/>
    </style:style>
    <style:style style:name="P7" style:family="paragraph" style:parent-style-name="Standard">
      <style:text-properties officeooo:rsid="0024f158" officeooo:paragraph-rsid="0024f158"/>
    </style:style>
    <style:style style:name="P8" style:family="paragraph" style:parent-style-name="Standard">
      <style:text-properties officeooo:rsid="0024f158" officeooo:paragraph-rsid="00269a76"/>
    </style:style>
    <style:style style:name="P9" style:family="paragraph" style:parent-style-name="Standard">
      <style:text-properties officeooo:rsid="0024f158" officeooo:paragraph-rsid="0028698d"/>
    </style:style>
    <style:style style:name="P10" style:family="paragraph" style:parent-style-name="Standard">
      <style:text-properties officeooo:rsid="0028698d" officeooo:paragraph-rsid="0028698d"/>
    </style:style>
    <style:style style:name="P11" style:family="paragraph" style:parent-style-name="Standard">
      <style:text-properties officeooo:rsid="00298466" officeooo:paragraph-rsid="00298466"/>
    </style:style>
    <style:style style:name="P12" style:family="paragraph" style:parent-style-name="Heading_20_3">
      <style:paragraph-properties fo:break-before="page"/>
    </style:style>
    <style:style style:name="T1" style:family="text">
      <style:text-properties officeooo:rsid="001e8a31"/>
    </style:style>
    <style:style style:name="T2" style:family="text">
      <style:text-properties officeooo:rsid="001fea4c"/>
    </style:style>
    <style:style style:name="T3" style:family="text">
      <style:text-properties officeooo:rsid="00209874"/>
    </style:style>
    <style:style style:name="T4" style:family="text">
      <style:text-properties officeooo:rsid="00225f55"/>
    </style:style>
    <style:style style:name="T5" style:family="text">
      <style:text-properties officeooo:rsid="00232fcc"/>
    </style:style>
    <style:style style:name="T6" style:family="text">
      <style:text-properties officeooo:rsid="0024f158"/>
    </style:style>
    <style:style style:name="T7" style:family="text">
      <style:text-properties officeooo:rsid="00269a76"/>
    </style:style>
    <style:style style:name="T8" style:family="text">
      <style:text-properties fo:font-size="8pt" style:font-size-asian="8pt" style:font-size-complex="8pt"/>
    </style:style>
    <style:style style:name="T9" style:family="text">
      <style:text-properties fo:font-size="8pt" officeooo:rsid="00269a76" style:font-size-asian="8pt" style:font-size-complex="8pt"/>
    </style:style>
    <style:style style:name="T10"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Higher Order Operator Overloading and <text:span text:style-name="T1">Notation for Parameters</text:span></text:p>
      <text:p text:style-name="P2">by Sven Nilsen, 2019</text:p>
      <text:p text:style-name="P1"/>
      <text:p text:style-name="P3">In this paper I represent a notation for expressing <text:span text:style-name="T2">the type of a</text:span> function <text:span text:style-name="T5">of</text:span> <text:span text:style-name="T2">something</text:span>.</text:p>
      <text:p text:style-name="P1"/>
      <text:p text:style-name="P1"><text:span text:style-name="T2">When working with</text:span> Higher Order Operator Overloading<text:span text:style-name="T10"><text:reference-ref text:reference-format="text" text:ref-name="1">[1]</text:reference-ref></text:span> <text:span text:style-name="T6">(HOOO)</text:span> <text:span text:style-name="T2">for theorem proving</text:span>, <text:span text:style-name="T2">it is common to use functions of something that returns a type:</text:span></text:p>
      <text:p text:style-name="P1"/>
      <text:p text:style-name="P1"><text:tab/><text:span text:style-name="T3">f : \→bool<text:tab/>`f` is a function of something that returns `bool`</text:span></text:p>
      <text:p text:style-name="P1"/>
      <text:p text:style-name="P1"><text:tab/><text:span text:style-name="T7">e.g.<text:tab/>lerp(a : \→real, b : \→real, t : \→real) = a + (b – a) · t</text:span></text:p>
      <text:p text:style-name="P1"/>
      <text:p text:style-name="P5">An alternative <text:span text:style-name="T5">notation</text:span> is to write:</text:p>
      <text:p text:style-name="P5"/>
      <text:p text:style-name="P5"><text:tab/>f : \bool</text:p>
      <text:p text:style-name="P1"/>
      <text:p text:style-name="P6">The first version is preferred when one wants to be explicit and clear, but the second version might also be used for efficiency when drafting proofs. The second version is not expected to be understood by people who are not familiar with higher order reasoning in path semantics<text:span text:style-name="T10"><text:reference-ref text:reference-format="text" text:ref-name="2">[2]</text:reference-ref></text:span>.</text:p>
      <text:p text:style-name="P1"/>
      <text:p text:style-name="P4"><text:span text:style-name="T5">The second version might be confusingly similar to lambda notation with parentheses:</text:span></text:p>
      <text:p text:style-name="P4"/>
      <text:p text:style-name="P4"><text:tab/><text:span text:style-name="T4">id := \(x) = x</text:span></text:p>
      <text:p text:style-name="P4"/>
      <text:p text:style-name="P4"><text:tab/><text:span text:style-name="T5">f : \(bool, bool)</text:span></text:p>
      <text:p text:style-name="P4"/>
      <text:p text:style-name="P6">Here, `f` is a function that returns a tuple `(bool, bool)`, but it looks a bit like an unfinished lambda.</text:p>
      <text:p text:style-name="P6"/>
      <text:p text:style-name="P6"><text:tab/>f : \→(bool, bool)</text:p>
      <text:p text:style-name="P6"/>
      <text:p text:style-name="P7">By using the first version instead, the expression gets clearer.</text:p>
      <text:p text:style-name="P7"/>
      <text:p text:style-name="P7">However, since HOOO holds for all operators, one could write proofs that uses this trick:</text:p>
      <text:p text:style-name="P7"/>
      <text:p text:style-name="P8"><text:tab/><text:span text:style-name="T7">lerp(a : real, b : real, t : real) = a + (b – a) · t</text:span></text:p>
      <text:p text:style-name="P7"/>
      <text:p text:style-name="P7"><text:span text:style-name="T7">B</text:span>y interpreting the type `<text:span text:style-name="T7">real</text:span>` with HOOO, the <text:span text:style-name="T7">`lerp` function</text:span> is generalized.</text:p>
      <text:p text:style-name="P7">The problem is that it is hard <text:span text:style-name="T7">to </text:span>switch interpretation <text:span text:style-name="T7">without training</text:span>.</text:p>
      <text:p text:style-name="P9"/>
      <text:p text:style-name="P9">Putting `\` in front of a type is a quick way to remind oneself that HOOO is intended:</text:p>
      <text:p text:style-name="P9"/>
      <text:p text:style-name="P8"><text:tab/><text:span text:style-name="T7">lerp(a : \real, b : \real, t : \real) = a + (b – a) · t</text:span></text:p>
      <text:p text:style-name="P7"/>
      <text:p text:style-name="P10">This is the motivation for the second version.</text:p>
      <text:h text:style-name="P12" text:outline-level="3">References:</text:h>
      <text:p text:style-name="P7"/>
      <text:p text:style-name="P7"><text:reference-mark-start text:name="1"/>[1]<text:reference-mark-end text:name="1"/><text:tab/>“<text:span text:style-name="T7">Higher Order Operator Overloading”</text:span></text:p>
      <text:p text:style-name="P7"><text:tab/><text:span text:style-name="T7">Sven Nilsen, 2019</text:span></text:p>
      <text:p text:style-name="P8"><text:tab/><text:a xlink:type="simple" xlink:href="https://github.com/advancedresearch/path_semantics/blob/master/papers-wip/higher-order-operator-overloading.pdf" text:style-name="Internet_20_link" text:visited-style-name="Visited_20_Internet_20_Link"><text:span text:style-name="T9">https://github.com/advancedresearch/path_semantics/blob/master/papers-wip/higher-order-operator-overloading.pdf</text:span></text:a></text:p>
      <text:p text:style-name="P8"/>
      <text:p text:style-name="P11"><text:reference-mark-start text:name="2"/>[2]<text:reference-mark-end text:name="2"/><text:tab/>“Path Semantics”</text:p>
      <text:p text:style-name="P11"><text:tab/>Sven Nilsen, 2016-2019</text:p>
      <text:p text:style-name="P11"><text:tab/><text:a xlink:type="simple" xlink:href="https://github.com/advancedresearch/path_semantics/blob/master/papers-wip/path-semantics.pdf" text:style-name="Internet_20_link" text:visited-style-name="Visited_20_Internet_20_Link"><text:span text:style-name="T8">https://github.com/advancedresearch/path_semantics/blob/master/papers-wip/path-semantics.pdf</text:span></text:a></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7T08:09:14.019613000</meta:creation-date>
    <dc:date>2019-07-27T09:49:54.880436000</dc:date>
    <meta:editing-duration>PT7M47S</meta:editing-duration>
    <meta:editing-cycles>2</meta:editing-cycles>
    <meta:generator>LibreOffice/5.1.2.2$MacOSX_X86_64 LibreOffice_project/d3bf12ecb743fc0d20e0be0c58ca359301eb705f</meta:generator>
    <meta:document-statistic meta:table-count="0" meta:image-count="0" meta:object-count="0" meta:page-count="2" meta:paragraph-count="29" meta:word-count="306" meta:character-count="1873" meta:non-whitespace-character-count="1581"/>
  </office:meta>
</office:document-meta>
</file>